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font-style="normal" style:text-underline-style="none" fo:font-weight="normal" officeooo:paragraph-rsid="001d972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use-window-font-color="true" fo:font-size="12pt" fo:font-style="normal" style:text-underline-style="none" fo:font-weight="normal" officeooo:paragraph-rsid="001db234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fo:font-size="12pt" fo:font-style="normal" style:text-underline-style="none" fo:font-weight="normal" officeooo:paragraph-rsid="001f541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fo:font-size="12pt" fo:font-style="italic" style:text-underline-style="solid" style:text-underline-width="auto" style:text-underline-color="font-color" fo:font-weight="bold" officeooo:paragraph-rsid="001f5413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officeooo:paragraph-rsid="001d972f"/>
    </style:style>
    <style:style style:name="P6" style:family="paragraph" style:parent-style-name="Standard">
      <style:text-properties fo:color="#000080" fo:font-size="12pt" fo:font-style="normal" style:text-underline-style="none" fo:font-weight="normal" officeooo:paragraph-rsid="001f541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d35d4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officeooo:rsid="001d35d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d35d4" officeooo:paragraph-rsid="001d35d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d35d4" officeooo:paragraph-rsid="001d35d4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color="#3deb3d" fo:font-size="14pt" fo:font-style="italic" style:text-underline-style="solid" style:text-underline-width="auto" style:text-underline-color="font-color" fo:font-weight="bold" officeooo:rsid="001d972f" officeooo:paragraph-rsid="001d972f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3deb3d" fo:font-size="12pt" fo:font-style="normal" style:text-underline-style="none" fo:font-weight="normal" officeooo:rsid="001d972f" officeooo:paragraph-rsid="001d972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fo:font-size="12pt" fo:font-style="normal" style:text-underline-style="none" fo:font-weight="normal" officeooo:rsid="001d972f" officeooo:paragraph-rsid="001d972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fo:font-size="12pt" fo:font-style="normal" style:text-underline-style="none" fo:font-weight="normal" officeooo:rsid="001d972f" officeooo:paragraph-rsid="001db23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use-window-font-color="true" fo:font-size="12pt" fo:font-style="normal" style:text-underline-style="none" fo:font-weight="normal" officeooo:rsid="001db234" officeooo:paragraph-rsid="001db23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use-window-font-color="true" fo:font-size="12pt" fo:font-style="normal" style:text-underline-style="none" fo:font-weight="normal" officeooo:rsid="001e7d12" officeooo:paragraph-rsid="001e7d1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use-window-font-color="true" fo:font-size="12pt" fo:font-style="normal" style:text-underline-style="none" fo:font-weight="normal" officeooo:rsid="001f5413" officeooo:paragraph-rsid="001f541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use-window-font-color="true" fo:font-size="12pt" fo:font-style="normal" style:text-underline-style="solid" style:text-underline-width="auto" style:text-underline-color="font-color" fo:font-weight="normal" officeooo:rsid="001d972f" officeooo:paragraph-rsid="001d972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use-window-font-color="true" fo:font-size="12pt" fo:font-style="italic" style:text-underline-style="solid" style:text-underline-width="auto" style:text-underline-color="font-color" fo:font-weight="bold" officeooo:rsid="001f5413" officeooo:paragraph-rsid="001f5413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style:use-window-font-color="true" fo:font-size="12pt" fo:font-style="italic" style:text-underline-style="solid" style:text-underline-width="auto" style:text-underline-color="font-color" fo:font-weight="bold" officeooo:rsid="00215291" officeooo:paragraph-rsid="00215291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color="#00ff00" fo:font-size="12pt" fo:font-style="normal" style:text-underline-style="none" fo:font-weight="normal" officeooo:rsid="001f5413" officeooo:paragraph-rsid="001f541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ff00" fo:font-size="12pt" fo:font-style="normal" style:text-underline-style="none" fo:font-weight="normal" officeooo:rsid="001f5413" officeooo:paragraph-rsid="001db23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ff00" fo:font-size="12pt" fo:font-style="normal" style:text-underline-style="none" fo:font-weight="normal" officeooo:rsid="00215291" officeooo:paragraph-rsid="00215291" style:font-size-asian="10.5pt" style:font-style-asian="normal" style:font-weight-asian="normal" style:font-size-complex="12pt" style:font-style-complex="normal" style:font-weight-complex="normal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6pt" fo:font-style="italic" style:text-underline-style="solid" style:text-underline-width="auto" style:text-underline-color="font-color" fo:font-weight="bold" officeooo:rsid="001d35d4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1d972f"/>
    </style:style>
    <style:style style:name="T3" style:family="text">
      <style:text-properties officeooo:rsid="001db234"/>
    </style:style>
    <style:style style:name="T4" style:family="text">
      <style:text-properties officeooo:rsid="001f1a95"/>
    </style:style>
    <style:style style:name="T5" style:family="text">
      <style:text-properties officeooo:rsid="001f5413"/>
    </style:style>
    <style:style style:name="T6" style:family="text">
      <style:text-properties fo:color="#ff0000" officeooo:rsid="001f5413"/>
    </style:style>
    <style:style style:name="T7" style:family="text">
      <style:text-properties fo:color="#00ff00" officeooo:rsid="001f5413"/>
    </style:style>
    <style:style style:name="T8" style:family="text">
      <style:text-properties fo:color="#00ff00" officeooo:rsid="0024b1dd"/>
    </style:style>
    <style:style style:name="T9" style:family="text">
      <style:text-properties fo:color="#000080" officeooo:rsid="001f5413"/>
    </style:style>
    <style:style style:name="T10" style:family="text">
      <style:text-properties officeooo:rsid="00215291"/>
    </style:style>
    <style:style style:name="T11" style:family="text">
      <style:text-properties fo:font-size="11pt" style:font-size-asian="11pt" style:font-size-complex="11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Interne Speicher</text:span></text:p>
      <text:p text:style-name="P7"/>
      <text:p text:style-name="P7"/>
      <text:p text:style-name="P8"><draw:rect text:anchor-type="paragraph" draw:z-index="15" draw:style-name="gr1" draw:text-style-name="P24" svg:width="1.313in" svg:height="1.448in" svg:x="4.5756in" svg:y="1.9028in"><text:p text:style-name="P24">PROM</text:p><text:p text:style-name="P24">EEPROM</text:p><text:p text:style-name="P24">EAPROM</text:p><text:p text:style-name="P24">FLASHROM</text:p></draw:rect><draw:line text:anchor-type="paragraph" draw:z-index="14" draw:style-name="gr2" draw:text-style-name="P24" svg:x1="6.6382in" svg:y1="2.111in" svg:x2="5.8882in" svg:y2="2.111in"><text:p/></draw:line><draw:line text:anchor-type="paragraph" draw:z-index="13" draw:style-name="gr2" draw:text-style-name="P24" svg:x1="6.6382in" svg:y1="1.3717in" svg:x2="6.6382in" svg:y2="2.1114in"><text:p/></draw:line><draw:rect text:anchor-type="paragraph" draw:z-index="12" draw:style-name="gr1" draw:text-style-name="P24" svg:width="1.3024in" svg:height="1.2921in" svg:x="-0.3201in" svg:y="1.8402in"><text:p text:style-name="P24">S – RAM</text:p><text:p text:style-name="P24">D - RAM</text:p></draw:rect><draw:line text:anchor-type="paragraph" draw:z-index="11" draw:style-name="gr2" draw:text-style-name="P24" svg:x1="1.4717in" svg:y1="2.1319in" svg:x2="0.9819in" svg:y2="2.1319in"><text:p/></draw:line><draw:line text:anchor-type="paragraph" draw:z-index="10" draw:style-name="gr2" draw:text-style-name="P24" svg:x1="1.4717in" svg:y1="1.4445in" svg:x2="1.4717in" svg:y2="2.1319in"><text:p/></draw:line><draw:line text:anchor-type="paragraph" draw:z-index="9" draw:style-name="gr2" draw:text-style-name="P24" svg:x1="5.6693in" svg:y1="0.5693in" svg:x2="5.6693in" svg:y2="0.8713in"><text:p/></draw:line><draw:line text:anchor-type="paragraph" draw:z-index="8" draw:style-name="gr2" draw:text-style-name="P24" svg:x1="3.4508in" svg:y1="0.5693in" svg:x2="3.4508in" svg:y2="0.8295in"><text:p/></draw:line><draw:rect text:anchor-type="paragraph" draw:z-index="7" draw:style-name="gr1" draw:text-style-name="P24" svg:width="1.8232in" svg:height="0.5004in" svg:x="5.0339in" svg:y="0.8717in"><text:p text:style-name="P24">Festwertspeicher</text:p><text:p text:style-name="P24">ROM</text:p></draw:rect><draw:rect text:anchor-type="paragraph" draw:z-index="6" draw:style-name="gr1" draw:text-style-name="P24" svg:width="1.7815in" svg:height="0.6358in" svg:x="2.4508in" svg:y="0.8299in"><text:p text:style-name="P24">Zwischenspeicher</text:p><text:p text:style-name="P24">Register</text:p><text:p text:style-name="P24">Cache</text:p></draw:rect><draw:rect text:anchor-type="paragraph" draw:z-index="5" draw:style-name="gr1" draw:text-style-name="P25" svg:width="1.7713in" svg:height="0.5524in" svg:x="0.0236in" svg:y="0.8925in"><text:p text:style-name="P24"><text:span text:style-name="T11">Flüchtige Speicher</text:span></text:p><text:p text:style-name="P24"><text:span text:style-name="T11">RAM</text:span></text:p></draw:rect><draw:line text:anchor-type="paragraph" draw:z-index="4" draw:style-name="gr2" draw:text-style-name="P24" svg:x1="0.8882in" svg:y1="0.5693in" svg:x2="0.8882in" svg:y2="0.8921in"><text:p/></draw:line><draw:line text:anchor-type="paragraph" draw:z-index="3" draw:style-name="gr2" draw:text-style-name="P24" svg:x1="3.3047in" svg:y1="0.5693in" svg:x2="0.3256in" svg:y2="0.5693in"><text:p/></draw:line><draw:line text:anchor-type="paragraph" draw:z-index="2" draw:style-name="gr2" draw:text-style-name="P24" svg:x1="3.3047in" svg:y1="0.5693in" svg:x2="6.1276in" svg:y2="0.5693in"><text:p/></draw:line><draw:line text:anchor-type="paragraph" draw:z-index="1" draw:style-name="gr2" draw:text-style-name="P24" svg:x1="3.3047in" svg:y1="0.2984in" svg:x2="3.3047in" svg:y2="0.5693in"><text:p/></draw:line><draw:rect text:anchor-type="paragraph" draw:z-index="0" draw:style-name="gr1" draw:text-style-name="P24" svg:width="2.5835in" svg:height="0.2921in" svg:x="2.0445in" svg:y="0.0071in"><text:p text:style-name="P24">Interne Speicher</text:p></draw:rec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Kenngröße:</text:p>
      <text:p text:style-name="P10"/>
      <text:p text:style-name="P9">1. Speicherkapazität → GB</text:p>
      <text:p text:style-name="P9"/>
      <text:p text:style-name="P9">2. Zugriffszeit</text:p>
      <text:p text:style-name="P9"><text:s text:c="3"/><text:tab/>- Gibt an wann der Prozessor auf den Speicher zugreift (ns)</text:p>
      <text:p text:style-name="P9"/>
      <text:p text:style-name="P9">3. Datenübertragungsrate</text:p>
      <text:p text:style-name="P9"><text:tab/>- Ist die Geschwindigkeit mit welcher Daten aus dem Speicher aus – oder <text:tab/><text:tab/> <text:s text:c="2"/>eingelesen werden. → Byte pro Sekunde.</text:p>
      <text:p text:style-name="P9"/>
      <text:p text:style-name="P9"/>
      <text:p text:style-name="P11">RAM</text:p>
      <text:p text:style-name="P12"/>
      <text:p text:style-name="P13">Dient zum Speicher von Daten während des Betriebes.</text:p>
      <text:p text:style-name="P13">Daraus folgt, verliert sein Speicherinhalt beim abschalten der Spannung (flüchtiger Speicher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 text:c="60"/></text:p>
      <text:p text:style-name="P13"><text:s/><text:tab/><text:tab/><text:tab/><text:tab/></text:p>
      <text:p text:style-name="P13"/>
      <text:p text:style-name="P13"/>
      <text:p text:style-name="P18">D-RAM</text:p>
      <text:p text:style-name="P18"/>
      <text:p text:style-name="P13">→ <text:s/>Datenpeicherung in einem Kondensator</text:p>
      <text:p text:style-name="P5"><text:span text:style-name="T2">→ <text:s/></text:span><text:span text:style-name="T4">häufigeres</text:span> Refresh<text:span text:style-name="T4">en notwendig</text:span> <text:span text:style-name="T4">→ größere Zugrifsszeiten</text:span></text:p>
      <text:p text:style-name="P5"><text:span text:style-name="T2">→ <text:s/></text:span>geringer Stromverbrauch </text:p>
      <text:p text:style-name="P5"><text:span text:style-name="T2">→ <text:s/></text:span>Einsatz als Arbeitsspeicher oder Grafikspeicher </text:p>
      <text:p text:style-name="P13"/>
      <text:p text:style-name="P13"/>
      <text:p text:style-name="P18">S-RAM</text:p>
      <text:p text:style-name="P18"/>
      <text:p text:style-name="P14">→ Besteht aus Flipflops, → Weniger Refresehn </text:p>
      <text:p text:style-name="P14">→ kürzere Zugriffszeiten</text:p>
      <text:p text:style-name="P1"><text:span text:style-name="T2">→ </text:span><text:span text:style-name="T3">Es können Wartezeiten entstehen, aufgrund der asynchronen Arbeitsweise</text:span></text:p>
      <text:p text:style-name="P15">→ Sind teurer</text:p>
      <text:p text:style-name="P16">→ Geringere Kapazitäten</text:p>
      <text:p text:style-name="P16"/>
      <text:p text:style-name="P16"/>
      <text:p text:style-name="P19">RAM – Speichermodule</text:p>
      <text:p text:style-name="P17"/>
      <text:p text:style-name="P17">- SD-RAM</text:p>
      <text:p text:style-name="P17">- DDR-RAM</text:p>
      <text:p text:style-name="P17"><text:s text:c="3"/>- DDR 2</text:p>
      <text:p text:style-name="P17"><text:s text:c="3"/>- DDR 3 <text:s text:c="2"/></text:p>
      <text:p text:style-name="P17"><text:s text:c="3"/>- DDR 4</text:p>
      <text:p text:style-name="P17"/>
      <text:p text:style-name="P15"/>
      <text:p text:style-name="P19"/>
      <text:p text:style-name="P4"><text:span text:style-name="T5">Bsp: → Ermittlung </text:span><text:span text:style-name="T10">der Datenübertragungsrate</text:span></text:p>
      <text:p text:style-name="P17"/>
      <text:p text:style-name="P6"><text:span text:style-name="T5">DDR </text:span><text:span text:style-name="T6">2</text:span><text:span text:style-name="T5"> RAM</text:span></text:p>
      <text:p text:style-name="P17"/>
      <text:p text:style-name="P3"><text:span text:style-name="T9">→ 133 MHz <text:s text:c="4"/>= DDR2 533</text:span><text:span text:style-name="T5"><text:tab/><text:tab/> </text:span><text:span text:style-name="T6">(533 MHz) x 8 Byte</text:span></text:p>
      <text:p text:style-name="P3"><text:span text:style-name="T5"><text:s text:c="5"/></text:span><text:span text:style-name="T9">( 4x )</text:span><text:span text:style-name="T5"><text:tab/><text:tab/><text:tab/><text:tab/> <text:s text:c="7"/></text:span><text:span text:style-name="T6">= 4264 MB/s</text:span></text:p>
      <text:p text:style-name="P3"><text:span text:style-name="T9">= <text:s/>PC 4300</text:span><text:span text:style-name="T5"><text:tab/><text:tab/><text:tab/><text:tab/><text:tab/></text:span></text:p>
      <text:p text:style-name="P21"><text:tab/><text:tab/><text:tab/><text:tab/><text:tab/><text:tab/>4264 MB/s : 1024</text:p>
      <text:p text:style-name="P2"><text:span text:style-name="T3"><text:tab/><text:tab/><text:tab/><text:tab/><text:tab/> <text:s text:c="7"/></text:span><text:span text:style-name="T7">= 4,</text:span><text:span text:style-name="T8">1</text:span><text:span text:style-name="T7">6 GB/s</text:span></text:p>
      <text:p text:style-name="P22"/>
      <text:p text:style-name="P23"/>
      <text:p text:style-name="P20"/>
      <text:p text:style-name="P20">Bsp: → Ermittlung der Speicherkapazität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1-26T10:56:57</meta:creation-date>
    <dc:date>2012-12-02T22:53:43</dc:date>
    <dc:creator>Dennis Diehm</dc:creator>
    <meta:editing-duration>PT1H35M9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2" meta:paragraph-count="37" meta:word-count="165" meta:character-count="1150" meta:non-whitespace-character-count="874"/>
  </office:meta>
</office:document-meta>
</file>